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 office:value-type="string">
            <text:p>You hear that? You think there's somethin'
goin' on in the village...?</text:p>
          </table:table-cell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 office:value-type="string">
            <text:p>I guess the rumors that the Duchess of
Hellfire 'as come back to life were tru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